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E0000022C96CB2D2F.png" manifest:media-type="image/png"/>
  <manifest:file-entry manifest:full-path="Pictures/10000001000003100000018C872542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8.587cm" draw:z-index="0"><draw:image xlink:href="Pictures/10000001000003100000018C87254246.png" xlink:type="simple" xlink:show="embed" xlink:actuate="onLoad" draw:mime-type="image/png"/></draw:frame><draw:frame draw:style-name="fr1" draw:name="Image2" text:anchor-type="char" svg:x="-2cm" svg:y="8.2cm" svg:width="17cm" svg:height="11.172cm" draw:z-index="1"><draw:image xlink:href="Pictures/100000010000034E0000022C96CB2D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08:16:08.952363297</meta:creation-date>
    <dc:date>2026-01-29T11:15:17.162839978</dc:date>
    <meta:editing-duration>PT2H48M5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